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ce7"/>
        <table:table-column table:style-name="co3" table:number-columns-repeated="4" table:default-cell-style-name="ce9"/>
        <table:table-column table:style-name="co3" table:number-columns-repeated="4" table:default-cell-style-name="ce11"/>
        <table:table-column table:style-name="co3" table:number-columns-repeated="4" table:default-cell-style-name="ce13"/>
        <table:table-column table:style-name="co3" table:number-columns-repeated="4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%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2" office:value-type="string" calcext:value-type="string">
            <text:p>%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ic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ic</text:p>
          </table:table-cell>
          <table:table-cell table:style-name="ce4" office:value-type="string" calcext:value-type="string">
            <text:p>%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ic</text:p>
          </table:table-cell>
          <table:table-cell table:style-name="ce5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<text:s/>noTimePeriodMode </text:p>
          </table:table-cell>
          <table:table-cell office:value-type="float" office:value="10" calcext:value-type="float">
            <text:p>10.000</text:p>
          </table:table-cell>
          <table:table-cell table:formula="of:=([.B2]*100)/10" office:value-type="float" office:value="100" calcext:value-type="float">
            <text:p>100.000</text:p>
          </table:table-cell>
          <table:table-cell office:value-type="float" office:value="0.1" calcext:value-type="float">
            <text:p>0.100</text:p>
          </table:table-cell>
          <table:table-cell table:formula="of:=([.D2]*100)/[.B2]" office:value-type="float" office:value="1" calcext:value-type="float">
            <text:p>1.000</text:p>
          </table:table-cell>
          <table:table-cell office:value-type="float" office:value="10" calcext:value-type="float">
            <text:p>10.000</text:p>
          </table:table-cell>
          <table:table-cell table:formula="of:=([.F2]*100)/10" office:value-type="float" office:value="100" calcext:value-type="float">
            <text:p>100.000</text:p>
          </table:table-cell>
          <table:table-cell office:value-type="float" office:value="0" calcext:value-type="float">
            <text:p>0.000</text:p>
          </table:table-cell>
          <table:table-cell table:formula="of:=([.H2]*100)/[.F2]" office:value-type="float" office:value="0" calcext:value-type="float">
            <text:p>0.000</text:p>
          </table:table-cell>
          <table:table-cell office:value-type="float" office:value="10.06667" calcext:value-type="float">
            <text:p>10.067</text:p>
          </table:table-cell>
          <table:table-cell table:formula="of:=([.J2]*100)/10" office:value-type="float" office:value="100.6667" calcext:value-type="float">
            <text:p>100.667</text:p>
          </table:table-cell>
          <table:table-cell office:value-type="float" office:value="0.03374" calcext:value-type="float">
            <text:p>0.034</text:p>
          </table:table-cell>
          <table:table-cell table:formula="of:=([.L2]*100)/[.J2]" office:value-type="float" office:value="0.33516545193197" calcext:value-type="float">
            <text:p>0.335</text:p>
          </table:table-cell>
          <table:table-cell office:value-type="float" office:value="10.06667" calcext:value-type="float">
            <text:p>10.067</text:p>
          </table:table-cell>
          <table:table-cell table:formula="of:=([.N2]*100)/10" office:value-type="float" office:value="100.6667" calcext:value-type="float">
            <text:p>100.667</text:p>
          </table:table-cell>
          <table:table-cell office:value-type="float" office:value="0.1" calcext:value-type="float">
            <text:p>0.100</text:p>
          </table:table-cell>
          <table:table-cell table:formula="of:=([.P2]*100)/[.N2]" office:value-type="float" office:value="0.993377154510876" calcext:value-type="float">
            <text:p>0.993</text:p>
          </table:table-cell>
          <table:table-cell office:value-type="float" office:value="10.06667" calcext:value-type="float">
            <text:p>10.067</text:p>
          </table:table-cell>
          <table:table-cell table:formula="of:=([.R2]*100)/10" office:value-type="float" office:value="100.6667" calcext:value-type="float">
            <text:p>100.667</text:p>
          </table:table-cell>
          <table:table-cell office:value-type="float" office:value="0.03374" calcext:value-type="float">
            <text:p>0.034</text:p>
          </table:table-cell>
          <table:table-cell table:formula="of:=([.T2]*100)/[.R2]" office:value-type="float" office:value="0.33516545193197" calcext:value-type="float">
            <text:p>0.335</text:p>
          </table:table-cell>
        </table:table-row>
        <table:table-row table:style-name="ro1">
          <table:table-cell office:value-type="string" calcext:value-type="string">
            <text:p><text:s/>singleMode <text:s text:c="6"/></text:p>
          </table:table-cell>
          <table:table-cell office:value-type="float" office:value="1" calcext:value-type="float">
            <text:p>1.000</text:p>
          </table:table-cell>
          <table:table-cell table:formula="of:=([.B3]*100)/1" office:value-type="float" office:value="100" calcext:value-type="float">
            <text:p>100.000</text:p>
          </table:table-cell>
          <table:table-cell office:value-type="float" office:value="0.01" calcext:value-type="float">
            <text:p>0.010</text:p>
          </table:table-cell>
          <table:table-cell table:formula="of:=([.D3]*100)/[.B3]" office:value-type="float" office:value="1" calcext:value-type="float">
            <text:p>1.000</text:p>
          </table:table-cell>
          <table:table-cell office:value-type="float" office:value="0.93333" calcext:value-type="float">
            <text:p>0.933</text:p>
          </table:table-cell>
          <table:table-cell table:formula="of:=([.F3]*100)/1" office:value-type="float" office:value="93.333" calcext:value-type="float">
            <text:p>93.333</text:p>
          </table:table-cell>
          <table:table-cell office:value-type="float" office:value="0.03374" calcext:value-type="float">
            <text:p>0.034</text:p>
          </table:table-cell>
          <table:table-cell table:formula="of:=([.H3]*100)/[.F3]" office:value-type="float" office:value="3.6150129107604" calcext:value-type="float">
            <text:p>3.615</text:p>
          </table:table-cell>
          <table:table-cell office:value-type="float" office:value="0.86667" calcext:value-type="float">
            <text:p>0.867</text:p>
          </table:table-cell>
          <table:table-cell table:formula="of:=([.J3]*100)/1" office:value-type="float" office:value="86.667" calcext:value-type="float">
            <text:p>86.667</text:p>
          </table:table-cell>
          <table:table-cell office:value-type="float" office:value="0.04598" calcext:value-type="float">
            <text:p>0.046</text:p>
          </table:table-cell>
          <table:table-cell table:formula="of:=([.L3]*100)/[.J3]" office:value-type="float" office:value="5.30536421013765" calcext:value-type="float">
            <text:p>5.305</text:p>
          </table:table-cell>
          <table:table-cell office:value-type="float" office:value="1" calcext:value-type="float">
            <text:p>1.000</text:p>
          </table:table-cell>
          <table:table-cell table:formula="of:=([.N3]*100)/1" office:value-type="float" office:value="100" calcext:value-type="float">
            <text:p>100.000</text:p>
          </table:table-cell>
          <table:table-cell office:value-type="float" office:value="0.01" calcext:value-type="float">
            <text:p>0.010</text:p>
          </table:table-cell>
          <table:table-cell table:formula="of:=([.P3]*100)/[.N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([.R3]*100)/1" office:value-type="float" office:value="100" calcext:value-type="float">
            <text:p>100.000</text:p>
          </table:table-cell>
          <table:table-cell office:value-type="float" office:value="0.03374" calcext:value-type="float">
            <text:p>0.034</text:p>
          </table:table-cell>
          <table:table-cell table:formula="of:=([.T3]*100)/[.R3]" office:value-type="float" office:value="3.374" calcext:value-type="float">
            <text:p>3.374</text:p>
          </table:table-cell>
        </table:table-row>
        <table:table-row table:style-name="ro1">
          <table:table-cell office:value-type="string" calcext:value-type="string">
            <text:p><text:s/>timePeriodMode <text:s text:c="2"/></text:p>
          </table:table-cell>
          <table:table-cell office:value-type="float" office:value="19.73333" calcext:value-type="float">
            <text:p>19.733</text:p>
          </table:table-cell>
          <table:table-cell table:formula="of:=([.B4]*100)/23" office:value-type="float" office:value="85.7970869565217" calcext:value-type="float">
            <text:p>85.797</text:p>
          </table:table-cell>
          <table:table-cell office:value-type="float" office:value="0.3226" calcext:value-type="float">
            <text:p>0.323</text:p>
          </table:table-cell>
          <table:table-cell table:formula="of:=([.D4]*100)/[.B4]" office:value-type="float" office:value="1.63479757344554" calcext:value-type="float">
            <text:p>1.635</text:p>
          </table:table-cell>
          <table:table-cell office:value-type="float" office:value="1426.4" calcext:value-type="float">
            <text:p>1426.400</text:p>
          </table:table-cell>
          <table:table-cell table:formula="of:=([.F4]*100)/1440" office:value-type="float" office:value="99.0555555555556" calcext:value-type="float">
            <text:p>99.056</text:p>
          </table:table-cell>
          <table:table-cell office:value-type="float" office:value="0.99005" calcext:value-type="float">
            <text:p>0.990</text:p>
          </table:table-cell>
          <table:table-cell table:formula="of:=([.H4]*100)/[.F4]" office:value-type="float" office:value="0.0694090016825575" calcext:value-type="float">
            <text:p>0.069</text:p>
          </table:table-cell>
          <table:table-cell office:value-type="float" office:value="61.53333" calcext:value-type="float">
            <text:p>61.533</text:p>
          </table:table-cell>
          <table:table-cell table:formula="of:=([.J4]*100)/72" office:value-type="float" office:value="85.4629583333333" calcext:value-type="float">
            <text:p>85.463</text:p>
          </table:table-cell>
          <table:table-cell office:value-type="float" office:value="0.37763" calcext:value-type="float">
            <text:p>0.378</text:p>
          </table:table-cell>
          <table:table-cell table:formula="of:=([.L4]*100)/[.J4]" office:value-type="float" office:value="0.613699924902488" calcext:value-type="float">
            <text:p>0.614</text:p>
          </table:table-cell>
          <table:table-cell office:value-type="float" office:value="110.06667" calcext:value-type="float">
            <text:p>110.067</text:p>
          </table:table-cell>
          <table:table-cell table:formula="of:=([.N4]*100)/120" office:value-type="float" office:value="91.722225" calcext:value-type="float">
            <text:p>91.722</text:p>
          </table:table-cell>
          <table:table-cell office:value-type="float" office:value="7.71771" calcext:value-type="float">
            <text:p>7.718</text:p>
          </table:table-cell>
          <table:table-cell table:formula="of:=([.P4]*100)/[.N4]" office:value-type="float" office:value="7.01185018134918" calcext:value-type="float">
            <text:p>7.012</text:p>
          </table:table-cell>
          <table:table-cell office:value-type="float" office:value="24459.8" calcext:value-type="float">
            <text:p>24459.800</text:p>
          </table:table-cell>
          <table:table-cell table:formula="of:=([.R4]*100)/27000" office:value-type="float" office:value="90.5918518518519" calcext:value-type="float">
            <text:p>90.592</text:p>
          </table:table-cell>
          <table:table-cell office:value-type="float" office:value="16.78692" calcext:value-type="float">
            <text:p>16.787</text:p>
          </table:table-cell>
          <table:table-cell table:formula="of:=([.T4]*100)/[.R4]" office:value-type="float" office:value="0.0686306511091669" calcext:value-type="float">
            <text:p>0.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09:21:23.791915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5-08T10:52:20.023842886</dc:date>
    <meta:editing-duration>PT1H44M13S</meta:editing-duration>
    <meta:editing-cycles>10</meta:editing-cycles>
    <meta:generator>LibreOffice/6.0.7.3$Linux_X86_64 LibreOffice_project/00m0$Build-3</meta:generator>
    <meta:document-statistic meta:table-count="1" meta:cell-count="84" meta:object-count="0"/>
  </office:meta>
</office:document-meta>
</file>